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middle"/>
      <style:paragraph-properties fo:text-align="start" fo:margin-left="0cm"/>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5"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5"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17"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5"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5"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5"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5"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5"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5"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5"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5"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5"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5"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5"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5"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5"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5"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5"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5"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5"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5"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5"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5"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5"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5"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5"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5"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5"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15"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15"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15"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5"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15"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15"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5"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15"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5"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15"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5"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5"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5"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5"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5"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5"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5"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5"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5"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5"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5"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5"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15"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5"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15"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5"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5"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5"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5"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15"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5"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15"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5" office:value-type="string" calcext:value-type="string">
            <text:p>anterior_clock</text:p>
          </table:table-cell>
          <table:table-cell office:value-type="string" calcext:value-type="string">
            <text:p>&lt; Prev</text:p>
          </table:table-cell>
          <table:table-cell table:style-name="ce15"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5" office:value-type="string" calcext:value-type="string">
            <text:p>siguiente_clock</text:p>
          </table:table-cell>
          <table:table-cell office:value-type="string" calcext:value-type="string">
            <text:p>Next &gt;</text:p>
          </table:table-cell>
          <table:table-cell table:style-name="ce15"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5"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5" office:value-type="string" calcext:value-type="string">
            <text:p>alt_icono_condiciones</text:p>
          </table:table-cell>
          <table:table-cell table:style-name="ce15"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5" office:value-type="string" calcext:value-type="string">
            <text:p>alt_cambio_manual</text:p>
          </table:table-cell>
          <table:table-cell table:style-name="ce15"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5" office:value-type="string" calcext:value-type="string">
            <text:p>alt_cambio_auto</text:p>
          </table:table-cell>
          <table:table-cell table:style-name="ce15"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5"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5"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5"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5"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5"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5"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5"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5"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5"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5"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5"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5"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5"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5"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5"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5"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5"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5"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5" office:value-type="string" calcext:value-type="string">
            <text:p>permiso_conducir_internacional_descripcion</text:p>
          </table:table-cell>
          <table:table-cell table:number-columns-repeated="2" table:style-name="ce15"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5" office:value-type="string" calcext:value-type="string">
            <text:p>conductor_adicional_descripcion</text:p>
          </table:table-cell>
          <table:table-cell table:number-columns-repeated="2" table:style-name="ce15"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5" office:value-type="string" calcext:value-type="string">
            <text:p>pago_condiciones_descripcion</text:p>
          </table:table-cell>
          <table:table-cell table:number-columns-repeated="2" table:style-name="ce15"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5"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5"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5"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5"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5"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5"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5"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5"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5"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5"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5"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5"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5"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5"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5"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5"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5"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5"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5"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5"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5"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5"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5"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5"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5"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5"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5"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5"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5"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5"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5"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5"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5"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5"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5"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5"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5"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5"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5"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5"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5"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5" office:value-type="string" calcext:value-type="string">
            <text:p>terminos_condiciones</text:p>
          </table:table-cell>
          <table:table-cell office:value-type="string" calcext:value-type="string">
            <text:p>Terms and Conditions</text:p>
          </table:table-cell>
          <table:table-cell table:style-name="ce15"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5"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5"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5"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5"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5"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5"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5" office:value-type="string" calcext:value-type="string">
            <text:p>In case we need to reach you urgently</text:p>
          </table:table-cell>
          <table:table-cell table:style-name="ce15" office:value-type="string" calcext:value-type="string">
            <text:p>Por si tenemos que contactar contigo</text:p>
          </table:table-cell>
          <table:table-cell table:style-name="ce15" office:value-type="string" calcext:value-type="string">
            <text:p>Se abbiamo bisogno di contattarti urgentemente</text:p>
          </table:table-cell>
          <table:table-cell table:style-name="ce15"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5"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21"/>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2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5"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5"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5" office:value-type="string" calcext:value-type="string">
            <text:p>vehiculo_seleccionado</text:p>
          </table:table-cell>
          <table:table-cell office:value-type="string" calcext:value-type="string">
            <text:p>SELECTED VEHICLE</text:p>
          </table:table-cell>
          <table:table-cell table:style-name="ce2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5" office:value-type="string" calcext:value-type="string">
            <text:p>alt_icono_no_chequeo_reserva</text:p>
          </table:table-cell>
          <table:table-cell office:value-type="string" calcext:value-type="string">
            <text:p>error not checking checkbox</text:p>
          </table:table-cell>
          <table:table-cell table:style-name="ce15"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5"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office:value-type="string" calcext:value-type="string">
            <text:p>WHERE ARE WE?</text:p>
          </table:table-cell>
          <table:table-cell table:style-name="ce15" office:value-type="string" calcext:value-type="string">
            <text:p>¿DONDE ESTAMOS?</text:p>
          </table:table-cell>
          <table:table-cell office:value-type="string" calcext:value-type="string">
            <text:p>DOVE SIAMO?</text:p>
          </table:table-cell>
          <table:table-cell office:value-type="string" calcext:value-type="string">
            <text:p>WO SIND WIR?</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5" office:value-type="string" calcext:value-type="string">
            <text:p>SÍGUENOS</text:p>
          </table:table-cell>
          <table:table-cell office:value-type="string" calcext:value-type="string">
            <text:p>SEGUICI</text:p>
          </table:table-cell>
          <table:table-cell table:style-name="ce15"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5"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5"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5"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5"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5"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5"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5"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5"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5" office:value-type="string" calcext:value-type="string">
            <text:p>inscritook</text:p>
          </table:table-cell>
          <table:table-cell office:value-type="string" calcext:value-type="string">
            <text:p>Correctly registered</text:p>
          </table:table-cell>
          <table:table-cell table:style-name="ce2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table:style-name="ce2" office:value-type="string" calcext:value-type="string" table:number-columns-spanned="1" table:number-rows-spanned="8">
            <text:p>email_confimacion</text:p>
          </table:table-cell>
          <table:table-cell table:style-name="ce3" office:value-type="string" calcext:value-type="string" table:number-columns-spanned="1" table:number-rows-spanned="8">
            <text:p>Hi NOMBRE,  </text:p>
            <text:p/>
            <text:p>Thank you for choosing NOMBRE_MARCA.</text:p>
            <text:p/>
            <text:p>This is confirmation for your reservation NOMBRE_COCHE for the dates of FECHA_INICIO / FECHA_FIN. </text:p>
            <text:p/>
            <text:p>Here are your full booking details:</text:p>
            <text:p/>
            <text:p>Reservation Confirmation Number: NUMERO_RESERVA</text:p>
            <text:p>Vehicle: NOMBRE_COCHE</text:p>
            <text:p>Arrival date: FECHA_INICIO</text:p>
            <text:p>Departure date: FECHA_FIN </text:p>
            <text:p/>
            <text:p>If you need to make any changes or have any questions, please call me at TELEFONO_MARCA or email at EMAIL_MARCA.</text:p>
            <text:p/>
            <text:p>Now let the vacation countdown begin!  </text:p>
            <text:p/>
            <text:p>NOMBRE_MARCA</text:p>
            <text:p>DIRECCION_MARCA</text:p>
            <text:p>DIRECCION_1_MARCA </text:p>
            <text:p>EMAIL_MARCA</text:p>
            <text:p>TELEFONO_MARCA</text:p>
            <text:p/>
          </table:table-cell>
          <table:table-cell table:style-name="ce10" office:value-type="string" calcext:value-type="string" table:number-columns-spanned="1" table:number-rows-spanned="8">
            <text:p>Hola NOMBRE,  </text:p>
            <text:p/>
            <text:p>Gracias por elegir NOMBRE_MARCA.</text:p>
            <text:p/>
            <text:p>Esta es la confirmación de su reserva NOMBRE_COCHE para las fechas de FECHA_INICIO / FECHA_FIN. </text:p>
            <text:p/>
            <text:p>Aquí están los datos completos de su reserva:</text:p>
            <text:p/>
            <text:p>Número de confirmación de la reserva: NUMERO_RESERVA</text:p>
            <text:p>Vehículo: NOMBRE_COCHE</text:p>
            <text:p>Fecha de llegada: FECHA_INICIO</text:p>
            <text:p>Fecha de salida: FECHA_FIN </text:p>
            <text:p/>
            <text:p>Si necesitas hacer algún cambio o tienes alguna duda, llámame al TELEFONO_MARCA o envíame un correo electrónico a EMAIL_MARCA.</text:p>
            <text:p/>
            <text:p>¡Que comience la cuenta atrás de las vacaciones!  </text:p>
            <text:p/>
            <text:p>NOMBRE_MARCA</text:p>
            <text:p>DIRECCION_MARCA</text:p>
            <text:p>DIRECCION_1_MARCA</text:p>
          </table:table-cell>
          <table:table-cell table:style-name="ce11" office:value-type="string" calcext:value-type="string" table:number-columns-spanned="1" table:number-rows-spanned="8">
            <text:p>Ciao NOMBRE,</text:p>
            <text:p/>
            <text:p>Grazie per aver scelto NOMBRE_MARCA.</text:p>
            <text:p/>
            <text:p>Questa è la conferma della tua prenotazione NOMBRE_COCHE per le date di FECHA_INICIO / FECHA_FIN.</text:p>
            <text:p/>
            <text:p>Ecco i dettagli completi della tua prenotazione:</text:p>
            <text:p/>
            <text:p>Numero di conferma della prenotazione: NUMERO_RESERVA</text:p>
            <text:p>Veicolo: NOMBRE_COCHE</text:p>
            <text:p>Data di arrivo: FECHA_INICIO</text:p>
            <text:p>Data di partenza: FECHA_FIN</text:p>
            <text:p/>
            <text:p>Se hai bisogno di fare dei cambiamenti o hai delle domande, chiamami al TELEFONO_MARCA o scrivimi una mail a EMAIL_MARCA.</text:p>
            <text:p/>
            <text:p>Che il conto alla rovescia delle vacanze abbia inizio!</text:p>
            <text:p/>
            <text:p>NOMBRE_MARCA</text:p>
            <text:p>DIRECCION_MARCA</text:p>
            <text:p>DIRECCION_1_MARCA</text:p>
          </table:table-cell>
          <table:table-cell table:style-name="ce11" office:value-type="string" calcext:value-type="string" table:number-columns-spanned="1" table:number-rows-spanned="8">
            <text:p>Hallo NOMBRE,  </text:p>
            <text:p/>
            <text:p>vielen Dank, dass Sie sich für NOMBRE_MARCA entschieden haben.</text:p>
            <text:p/>
            <text:p>Dies ist die Bestätigung für Ihre Reservierung NOMBRE_COCHE für die Daten von FECHA_INICIO / FECHA_FIN. </text:p>
            <text:p/>
            <text:p>Hier sind Ihre vollständigen Buchungsdetails:</text:p>
            <text:p/>
            <text:p>Nummer der Reservierungsbestätigung: NUMERO_RESERVA</text:p>
            <text:p>Fahrzeug: NOMBRE_COCHE</text:p>
            <text:p>Ankunftsdatum: FECHA_INICIO</text:p>
            <text:p>Abfahrtsdatum: FECHA_FIN </text:p>
            <text:p/>
            <text:p>Wenn Sie Änderungen vornehmen müssen oder Fragen haben, rufen Sie mich bitte unter TELEFONO_MARCA an oder schreiben Sie eine E-Mail an EMAIL_MARCA.</text:p>
            <text:p/>
            <text:p>Jetzt kann der Urlaubs-Countdown beginnen!  </text:p>
            <text:p/>
            <text:p>NOMBRE_MARCA</text:p>
            <text:p>DIRECCION_MARCA</text:p>
            <text:p>DIRECCION_1_MARCA </text:p>
            <text:p/>
            <text:p/>
          </table:table-cell>
        </table:table-row>
        <table:table-row table:style-name="ro1">
          <table:covered-table-cell/>
          <table:covered-table-cell table:style-name="ce15" office:value-type="string" calcext:value-type="string">
            <text:p>Thank you for choosing NOMBRE_MARCA.</text:p>
          </table:covered-table-cell>
          <table:covered-table-cell table:style-name="ce21"/>
          <table:covered-table-cell table:number-columns-repeated="2"/>
        </table:table-row>
        <table:table-row table:style-name="ro1">
          <table:covered-table-cell/>
          <table:covered-table-cell table:style-name="ce15" office:value-type="string" calcext:value-type="string">
            <text:p>This is confirmation for your reservation NOMBRE_COCHE for the dates of FECHA_INICIO - FECHA_FIN.</text:p>
          </table:covered-table-cell>
          <table:covered-table-cell table:style-name="ce21"/>
          <table:covered-table-cell office:value-type="string" calcext:value-type="string">
            <text:p>Grazie per aver scelto NOMBRE_MARCA.</text:p>
          </table:covered-table-cell>
          <table:covered-table-cell/>
        </table:table-row>
        <table:table-row table:style-name="ro1">
          <table:covered-table-cell/>
          <table:covered-table-cell table:style-name="ce15" office:value-type="string" calcext:value-type="string">
            <text:p>Here are your full booking details:</text:p>
          </table:covered-table-cell>
          <table:covered-table-cell table:style-name="ce21"/>
          <table:covered-table-cell table:number-columns-repeated="2"/>
        </table:table-row>
        <table:table-row table:style-name="ro1">
          <table:covered-table-cell/>
          <table:covered-table-cell table:style-name="ce15" office:value-type="string" calcext:value-type="string">
            <text:p>Reservation Confirmation Number: NUMERO_RESERVAArrival date: FECHA_INICIODeparture date: FECHA_FIN</text:p>
          </table:covered-table-cell>
          <table:covered-table-cell table:style-name="ce21"/>
          <table:covered-table-cell office:value-type="string" calcext:value-type="string">
            <text:p>Questa è la conferma della tua prenotazione NOMBRE_COCHE per le date di FECHA_INICIO / FECHA_FIN.</text:p>
          </table:covered-table-cell>
          <table:covered-table-cell/>
        </table:table-row>
        <table:table-row table:style-name="ro1">
          <table:covered-table-cell/>
          <table:covered-table-cell table:style-name="ce15" office:value-type="string" calcext:value-type="string">
            <text:p>If you need to make any changes or have any questions, please call me at TELEFONO_MARCA or email at EMAIL_MARCA.</text:p>
          </table:covered-table-cell>
          <table:covered-table-cell table:style-name="ce21"/>
          <table:covered-table-cell table:number-columns-repeated="2"/>
        </table:table-row>
        <table:table-row table:style-name="ro1">
          <table:covered-table-cell/>
          <table:covered-table-cell table:style-name="ce15" office:value-type="string" calcext:value-type="string">
            <text:p>Now let the vacation countdown begin!</text:p>
          </table:covered-table-cell>
          <table:covered-table-cell table:style-name="ce21"/>
          <table:covered-table-cell office:value-type="string" calcext:value-type="string">
            <text:p>Ecco i dettagli completi della tua prenotazione:</text:p>
          </table:covered-table-cell>
          <table:covered-table-cell/>
        </table:table-row>
        <table:table-row table:style-name="ro1">
          <table:covered-table-cell/>
          <table:covered-table-cell table:style-name="ce15" office:value-type="string" calcext:value-type="string">
            <text:p>NOMBRE_MARCADIRECCION_MARCADIRECCION_1_MARCAEMAIL_MARCATELEFONO_MARCA</text:p>
          </table:covered-table-cell>
          <table:covered-table-cell table:style-name="ce21"/>
          <table:covered-table-cell table:number-columns-repeated="2"/>
        </table:table-row>
        <table:table-row table:style-name="ro1" table:number-rows-repeated="70">
          <table:table-cell table:number-columns-repeated="2"/>
          <table:table-cell table:style-name="ce21"/>
          <table:table-cell table:number-columns-repeated="2"/>
        </table:table-row>
        <table:table-row table:style-name="ro1">
          <table:table-cell table:number-columns-repeated="2"/>
          <table:table-cell table:style-name="ce21" office:value-type="string" calcext:value-type="string">
            <text:p><text:s text:c="2"/></text:p>
          </table:table-cell>
          <table:table-cell table:number-columns-repeated="2"/>
        </table:table-row>
        <table:table-row table:style-name="ro1" table:number-rows-repeated="104824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9">00/00/0000</text:date>, <text:time style:data-style-name="N2" text:time-value="17:35:43.73291670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09T18:25:34.007653421</dc:date>
    <meta:editing-duration>P2DT1H5M21S</meta:editing-duration>
    <meta:editing-cycles>86</meta:editing-cycles>
    <meta:generator>LibreOffice/7.1.3.2$Linux_X86_64 LibreOffice_project/10$Build-2</meta:generator>
    <meta:document-statistic meta:table-count="1" meta:cell-count="1277" meta:object-count="0"/>
  </office:meta>
</office:document-meta>
</file>